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3.243cm" fo:min-width="2.357cm" loext:decorative="false"/>
    </style:style>
    <style:style style:name="gr2" style:family="graphic" style:parent-style-name="standard">
      <style:graphic-properties svg:stroke-color="#000000" draw:fill-color="#ffffff" draw:textarea-horizontal-align="justify" draw:textarea-vertical-align="middle" draw:auto-grow-height="false" fo:min-height="0.068cm" fo:min-width="2.357cm" loext:decorative="false"/>
    </style:style>
    <style:style style:name="gr3" style:family="graphic" style:parent-style-name="standard">
      <style:graphic-properties svg:stroke-color="#000000" draw:fill-color="#ffffff" draw:textarea-horizontal-align="justify" draw:textarea-vertical-align="middle" draw:auto-grow-height="false" fo:min-height="3.243cm" fo:min-width="0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844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6" style:family="graphic" style:parent-style-name="objectwithoutfill">
      <style:graphic-properties svg:stroke-width="0.102cm" svg:stroke-color="#000000" draw:marker-start-width="0.352cm" draw:marker-end-width="0.352cm" draw:fill="none" draw:textarea-vertical-align="middle" fo:padding-top="0.175cm" fo:padding-bottom="0.175cm" fo:padding-left="0.3cm" fo:padding-right="0.3cm" loext:decorative="false"/>
    </style:style>
    <style:style style:name="gr7" style:family="graphic" style:parent-style-name="standard">
      <style:graphic-properties svg:stroke-color="#000000" draw:fill-color="#ffffff" draw:textarea-horizontal-align="justify" draw:textarea-vertical-align="middle" draw:auto-grow-height="false" fo:min-height="0.703cm" fo:min-width="9.926cm" loext:decorative="false"/>
    </style:style>
    <style:style style:name="gr8" style:family="graphic" style:parent-style-name="objectwithoutfill">
      <style:graphic-properties svg:stroke-width="0.051cm" svg:stroke-color="#000000" draw:marker-start-width="0.276cm" draw:marker-end-width="0.276cm" draw:fill="none" draw:textarea-vertical-align="middle" fo:padding-top="0.15cm" fo:padding-bottom="0.15cm" fo:padding-left="0.275cm" fo:padding-right="0.275cm" loext:decorative="false"/>
    </style:style>
    <style:style style:name="gr9" style:family="graphic" style:parent-style-name="objectwithoutfill">
      <style:graphic-properties svg:stroke-color="#000000" draw:fill="none" draw:textarea-vertical-align="middle" loext:decorative="false"/>
    </style:style>
    <style:style style:name="gr10" style:family="graphic" style:parent-style-name="standard">
      <style:graphic-properties draw:stroke="none" svg:stroke-width="0.051cm" svg:stroke-color="#000000" draw:fill="none" draw:fill-color="#ffffff" draw:textarea-horizontal-align="left" draw:auto-grow-height="true" draw:auto-grow-width="true" fo:min-height="0.357cm" fo:min-width="0.176cm" fo:padding-top="0.15cm" fo:padding-bottom="0.15cm" fo:padding-left="0.275cm" fo:padding-right="0.275cm" loext:decorative="false"/>
      <style:paragraph-properties style:writing-mode="lr-tb"/>
    </style:style>
    <style:style style:name="gr11" style:family="graphic" style:parent-style-name="standard">
      <style:graphic-properties draw:stroke="none" svg:stroke-width="0.051cm" svg:stroke-color="#000000" draw:fill="none" draw:fill-color="#ffffff" draw:textarea-horizontal-align="left" draw:auto-grow-height="true" draw:auto-grow-width="true" fo:min-height="0.357cm" fo:min-width="0.353cm" fo:padding-top="0.15cm" fo:padding-bottom="0.15cm" fo:padding-left="0.275cm" fo:padding-right="0.275cm" loext:decorative="false"/>
      <style:paragraph-properties style:writing-mode="lr-tb"/>
    </style:style>
    <style:style style:name="gr12" style:family="graphic">
      <style:graphic-properties loext:decorative="false"/>
    </style:style>
    <style:style style:name="gr13" style:family="graphic" style:parent-style-name="standard">
      <style:graphic-properties draw:stroke="none" draw:fill-color="#800080" draw:textarea-horizontal-align="justify" draw:textarea-vertical-align="middle" draw:auto-grow-height="false" fo:min-height="0.199cm" fo:min-width="0cm" draw:shadow="hidden" loext:decorative="fals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0.37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0.353cm" loext:decorative="false"/>
      <style:paragraph-properties style:writing-mode="lr-tb"/>
    </style:style>
    <style:style style:name="P1" style:family="paragraph">
      <loext:graphic-properties draw:fill-color="#ffffff"/>
      <style:paragraph-properties fo:text-align="center"/>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fo:font-size="9pt" style:font-size-asian="9pt" style:font-size-complex="9pt"/>
    </style:style>
    <style:style style:name="P5" style:family="paragraph">
      <loext:graphic-properties draw:fill-color="#800080"/>
      <style:paragraph-properties fo:text-align="center"/>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2.857cm" svg:height="3.493cm" svg:x="3.601cm" svg:y="2.622cm">
          <text:p/>
          <draw:enhanced-geometry svg:viewBox="0 0 21600 21600" draw:type="rectangle" draw:enhanced-path="M 0 0 L 21600 0 21600 21600 0 21600 0 0 Z N"/>
        </draw:custom-shape>
        <draw:custom-shape draw:style-name="gr2" draw:text-style-name="P1" draw:layer="layout" svg:width="2.857cm" svg:height="0.318cm" svg:x="9.105cm" svg:y="2.622cm">
          <text:p/>
          <draw:enhanced-geometry svg:viewBox="0 0 21600 21600" draw:mirror-horizontal="false" draw:mirror-vertical="false" draw:type="rectangle" draw:enhanced-path="M 0 0 L 21600 0 21600 21600 0 21600 0 0 Z N"/>
        </draw:custom-shape>
        <draw:custom-shape draw:style-name="gr3" draw:text-style-name="P1" draw:layer="layout" svg:width="0.212cm" svg:height="3.493cm" svg:x="14.505cm" svg:y="2.622cm">
          <text:p/>
          <draw:enhanced-geometry svg:viewBox="0 0 21600 21600" draw:type="rectangle" draw:enhanced-path="M 0 0 L 21600 0 21600 21600 0 21600 0 0 Z N"/>
        </draw:custom-shape>
        <draw:frame draw:style-name="gr4" draw:text-style-name="P2" draw:layer="layout" svg:width="1.344cm" svg:height="0.962cm" svg:x="4.457cm" svg:y="6.567cm">
          <draw:text-box>
            <text:p>(A)</text:p>
          </draw:text-box>
        </draw:frame>
        <draw:frame draw:style-name="gr4" draw:text-style-name="P2" draw:layer="layout" svg:width="1.344cm" svg:height="0.962cm" svg:x="10.057cm" svg:y="6.567cm">
          <draw:text-box>
            <text:p>(B)</text:p>
          </draw:text-box>
        </draw:frame>
        <draw:frame draw:style-name="gr5" draw:text-style-name="P2" draw:layer="layout" svg:width="1.383cm" svg:height="0.962cm" svg:x="15.457cm" svg:y="6.567cm">
          <draw:text-box>
            <text:p>(C)</text:p>
          </draw:text-box>
        </draw:frame>
        <draw:custom-shape draw:style-name="gr2" draw:text-style-name="P1" draw:layer="layout" svg:width="2.857cm" svg:height="0.318cm" svg:x="9.105cm" svg:y="2.922cm">
          <text:p/>
          <draw:enhanced-geometry svg:viewBox="0 0 21600 21600" draw:type="rectangle" draw:enhanced-path="M 0 0 L 21600 0 21600 21600 0 21600 0 0 Z N"/>
        </draw:custom-shape>
        <draw:custom-shape draw:style-name="gr2" draw:text-style-name="P1" draw:layer="layout" svg:width="2.857cm" svg:height="0.318cm" svg:x="9.105cm" svg:y="3.222cm">
          <text:p/>
          <draw:enhanced-geometry svg:viewBox="0 0 21600 21600" draw:type="rectangle" draw:enhanced-path="M 0 0 L 21600 0 21600 21600 0 21600 0 0 Z N"/>
        </draw:custom-shape>
        <draw:custom-shape draw:style-name="gr2" draw:text-style-name="P1" draw:layer="layout" svg:width="2.857cm" svg:height="0.318cm" svg:x="9.105cm" svg:y="3.522cm">
          <text:p/>
          <draw:enhanced-geometry svg:viewBox="0 0 21600 21600" draw:type="rectangle" draw:enhanced-path="M 0 0 L 21600 0 21600 21600 0 21600 0 0 Z N"/>
        </draw:custom-shape>
        <draw:custom-shape draw:style-name="gr2" draw:text-style-name="P1" draw:layer="layout" svg:width="2.857cm" svg:height="0.318cm" svg:x="9.105cm" svg:y="3.822cm">
          <text:p/>
          <draw:enhanced-geometry svg:viewBox="0 0 21600 21600" draw:type="rectangle" draw:enhanced-path="M 0 0 L 21600 0 21600 21600 0 21600 0 0 Z N"/>
        </draw:custom-shape>
        <draw:custom-shape draw:style-name="gr2" draw:text-style-name="P1" draw:layer="layout" svg:width="2.857cm" svg:height="0.318cm" svg:x="9.105cm" svg:y="4.136cm">
          <text:p/>
          <draw:enhanced-geometry svg:viewBox="0 0 21600 21600" draw:type="rectangle" draw:enhanced-path="M 0 0 L 21600 0 21600 21600 0 21600 0 0 Z N"/>
        </draw:custom-shape>
        <draw:custom-shape draw:style-name="gr2" draw:text-style-name="P1" draw:layer="layout" svg:width="2.857cm" svg:height="0.318cm" svg:x="9.105cm" svg:y="4.436cm">
          <text:p/>
          <draw:enhanced-geometry svg:viewBox="0 0 21600 21600" draw:type="rectangle" draw:enhanced-path="M 0 0 L 21600 0 21600 21600 0 21600 0 0 Z N"/>
        </draw:custom-shape>
        <draw:custom-shape draw:style-name="gr2" draw:text-style-name="P1" draw:layer="layout" svg:width="2.857cm" svg:height="0.318cm" svg:x="9.105cm" svg:y="4.762cm">
          <text:p/>
          <draw:enhanced-geometry svg:viewBox="0 0 21600 21600" draw:type="rectangle" draw:enhanced-path="M 0 0 L 21600 0 21600 21600 0 21600 0 0 Z N"/>
        </draw:custom-shape>
        <draw:custom-shape draw:style-name="gr2" draw:text-style-name="P1" draw:layer="layout" svg:width="2.857cm" svg:height="0.318cm" svg:x="9.105cm" svg:y="5.088cm">
          <text:p/>
          <draw:enhanced-geometry svg:viewBox="0 0 21600 21600" draw:type="rectangle" draw:enhanced-path="M 0 0 L 21600 0 21600 21600 0 21600 0 0 Z N"/>
        </draw:custom-shape>
        <draw:custom-shape draw:style-name="gr2" draw:text-style-name="P1" draw:layer="layout" svg:width="2.857cm" svg:height="0.318cm" svg:x="9.105cm" svg:y="5.414cm">
          <text:p/>
          <draw:enhanced-geometry svg:viewBox="0 0 21600 21600" draw:type="rectangle" draw:enhanced-path="M 0 0 L 21600 0 21600 21600 0 21600 0 0 Z N"/>
        </draw:custom-shape>
        <draw:custom-shape draw:style-name="gr2" draw:text-style-name="P1" draw:layer="layout" svg:width="2.857cm" svg:height="0.318cm" svg:x="9.105cm" svg:y="5.752cm">
          <text:p/>
          <draw:enhanced-geometry svg:viewBox="0 0 21600 21600" draw:type="rectangle" draw:enhanced-path="M 0 0 L 21600 0 21600 21600 0 21600 0 0 Z N"/>
        </draw:custom-shape>
        <draw:custom-shape draw:style-name="gr3" draw:text-style-name="P1" draw:layer="layout" svg:width="0.212cm" svg:height="3.493cm" svg:x="14.727cm" svg:y="2.622cm">
          <text:p/>
          <draw:enhanced-geometry svg:viewBox="0 0 21600 21600" draw:type="rectangle" draw:enhanced-path="M 0 0 L 21600 0 21600 21600 0 21600 0 0 Z N"/>
        </draw:custom-shape>
        <draw:custom-shape draw:style-name="gr3" draw:text-style-name="P1" draw:layer="layout" svg:width="0.212cm" svg:height="3.493cm" svg:x="14.953cm" svg:y="2.622cm">
          <text:p/>
          <draw:enhanced-geometry svg:viewBox="0 0 21600 21600" draw:type="rectangle" draw:enhanced-path="M 0 0 L 21600 0 21600 21600 0 21600 0 0 Z N"/>
        </draw:custom-shape>
        <draw:custom-shape draw:style-name="gr3" draw:text-style-name="P1" draw:layer="layout" svg:width="0.212cm" svg:height="3.493cm" svg:x="15.187cm" svg:y="2.622cm">
          <text:p/>
          <draw:enhanced-geometry svg:viewBox="0 0 21600 21600" draw:type="rectangle" draw:enhanced-path="M 0 0 L 21600 0 21600 21600 0 21600 0 0 Z N"/>
        </draw:custom-shape>
        <draw:custom-shape draw:style-name="gr3" draw:text-style-name="P1" draw:layer="layout" svg:width="0.212cm" svg:height="3.493cm" svg:x="15.441cm" svg:y="2.622cm">
          <text:p/>
          <draw:enhanced-geometry svg:viewBox="0 0 21600 21600" draw:type="rectangle" draw:enhanced-path="M 0 0 L 21600 0 21600 21600 0 21600 0 0 Z N"/>
        </draw:custom-shape>
        <draw:custom-shape draw:style-name="gr3" draw:text-style-name="P1" draw:layer="layout" svg:width="0.212cm" svg:height="3.493cm" svg:x="15.689cm" svg:y="2.622cm">
          <text:p/>
          <draw:enhanced-geometry svg:viewBox="0 0 21600 21600" draw:type="rectangle" draw:enhanced-path="M 0 0 L 21600 0 21600 21600 0 21600 0 0 Z N"/>
        </draw:custom-shape>
        <draw:custom-shape draw:style-name="gr3" draw:text-style-name="P1" draw:layer="layout" svg:width="0.212cm" svg:height="3.493cm" svg:x="15.941cm" svg:y="2.622cm">
          <text:p/>
          <draw:enhanced-geometry svg:viewBox="0 0 21600 21600" draw:type="rectangle" draw:enhanced-path="M 0 0 L 21600 0 21600 21600 0 21600 0 0 Z N"/>
        </draw:custom-shape>
        <draw:custom-shape draw:style-name="gr3" draw:text-style-name="P1" draw:layer="layout" svg:width="0.212cm" svg:height="3.493cm" svg:x="16.201cm" svg:y="2.622cm">
          <text:p/>
          <draw:enhanced-geometry svg:viewBox="0 0 21600 21600" draw:type="rectangle" draw:enhanced-path="M 0 0 L 21600 0 21600 21600 0 21600 0 0 Z N"/>
        </draw:custom-shape>
        <draw:custom-shape draw:style-name="gr3" draw:text-style-name="P1" draw:layer="layout" svg:width="0.212cm" svg:height="3.493cm" svg:x="16.441cm" svg:y="2.622cm">
          <text:p/>
          <draw:enhanced-geometry svg:viewBox="0 0 21600 21600" draw:type="rectangle" draw:enhanced-path="M 0 0 L 21600 0 21600 21600 0 21600 0 0 Z N"/>
        </draw:custom-shape>
        <draw:custom-shape draw:style-name="gr3" draw:text-style-name="P1" draw:layer="layout" svg:width="0.212cm" svg:height="3.493cm" svg:x="16.663cm" svg:y="2.622cm">
          <text:p/>
          <draw:enhanced-geometry svg:viewBox="0 0 21600 21600" draw:type="rectangle" draw:enhanced-path="M 0 0 L 21600 0 21600 21600 0 21600 0 0 Z N"/>
        </draw:custom-shape>
        <draw:custom-shape draw:style-name="gr3" draw:text-style-name="P1" draw:layer="layout" svg:width="0.212cm" svg:height="3.493cm" svg:x="16.889cm" svg:y="2.622cm">
          <text:p/>
          <draw:enhanced-geometry svg:viewBox="0 0 21600 21600" draw:type="rectangle" draw:enhanced-path="M 0 0 L 21600 0 21600 21600 0 21600 0 0 Z N"/>
        </draw:custom-shape>
        <draw:custom-shape draw:style-name="gr3" draw:text-style-name="P1" draw:layer="layout" svg:width="0.212cm" svg:height="3.493cm" svg:x="17.123cm" svg:y="2.622cm">
          <text:p/>
          <draw:enhanced-geometry svg:viewBox="0 0 21600 21600" draw:type="rectangle" draw:enhanced-path="M 0 0 L 21600 0 21600 21600 0 21600 0 0 Z N"/>
        </draw:custom-shape>
        <draw:line draw:style-name="gr6" draw:text-style-name="P3" draw:layer="layout" svg:x1="4.973cm" svg:y1="10.525cm" svg:x2="15.031cm" svg:y2="10.525cm">
          <text:p/>
        </draw:line>
        <draw:custom-shape draw:style-name="gr7" draw:text-style-name="P1" draw:layer="layout" svg:width="10.426cm" svg:height="0.953cm" svg:x="4.861cm" svg:y="10.842cm">
          <text:p/>
          <draw:enhanced-geometry svg:viewBox="0 0 21600 21600" draw:type="rectangle" draw:enhanced-path="M 0 0 L 21600 0 21600 21600 0 21600 0 0 Z N"/>
        </draw:custom-shape>
        <draw:line draw:style-name="gr8" draw:text-style-name="P3" draw:layer="layout" svg:x1="4.983cm" svg:y1="10.842cm" svg:x2="4.983cm" svg:y2="11.16cm">
          <text:p/>
        </draw:line>
        <draw:line draw:style-name="gr8" draw:text-style-name="P3" draw:layer="layout" svg:x1="5.974cm" svg:y1="10.842cm" svg:x2="5.974cm" svg:y2="11.16cm">
          <text:p/>
        </draw:line>
        <draw:line draw:style-name="gr8" draw:text-style-name="P3" draw:layer="layout" svg:x1="7.017cm" svg:y1="10.842cm" svg:x2="7.017cm" svg:y2="11.16cm">
          <text:p/>
        </draw:line>
        <draw:line draw:style-name="gr8" draw:text-style-name="P3" draw:layer="layout" svg:x1="8.017cm" svg:y1="10.842cm" svg:x2="8.017cm" svg:y2="11.16cm">
          <text:p/>
        </draw:line>
        <draw:line draw:style-name="gr8" draw:text-style-name="P3" draw:layer="layout" svg:x1="9.006cm" svg:y1="10.842cm" svg:x2="9.006cm" svg:y2="11.16cm">
          <text:p/>
        </draw:line>
        <draw:line draw:style-name="gr8" draw:text-style-name="P3" draw:layer="layout" svg:x1="9.997cm" svg:y1="10.842cm" svg:x2="9.997cm" svg:y2="11.16cm">
          <text:p/>
        </draw:line>
        <draw:line draw:style-name="gr8" draw:text-style-name="P3" draw:layer="layout" svg:x1="11.04cm" svg:y1="10.842cm" svg:x2="11.04cm" svg:y2="11.16cm">
          <text:p/>
        </draw:line>
        <draw:line draw:style-name="gr8" draw:text-style-name="P3" draw:layer="layout" svg:x1="12.04cm" svg:y1="10.842cm" svg:x2="12.04cm" svg:y2="11.16cm">
          <text:p/>
        </draw:line>
        <draw:line draw:style-name="gr8" draw:text-style-name="P3" draw:layer="layout" svg:x1="13.029cm" svg:y1="10.842cm" svg:x2="13.029cm" svg:y2="11.16cm">
          <text:p/>
        </draw:line>
        <draw:line draw:style-name="gr8" draw:text-style-name="P3" draw:layer="layout" svg:x1="14.02cm" svg:y1="10.842cm" svg:x2="14.02cm" svg:y2="11.16cm">
          <text:p/>
        </draw:line>
        <draw:line draw:style-name="gr8" draw:text-style-name="P3" draw:layer="layout" svg:x1="15.063cm" svg:y1="10.842cm" svg:x2="15.063cm" svg:y2="11.16cm">
          <text:p/>
        </draw:line>
        <draw:line draw:style-name="gr9" draw:text-style-name="P3" draw:layer="layout" svg:x1="5.067cm" svg:y1="10.842cm" svg:x2="5.067cm" svg:y2="10.969cm">
          <text:p/>
        </draw:line>
        <draw:line draw:style-name="gr9" draw:text-style-name="P3" draw:layer="layout" svg:x1="5.167cm" svg:y1="10.843cm" svg:x2="5.167cm" svg:y2="10.97cm">
          <text:p/>
        </draw:line>
        <draw:line draw:style-name="gr9" draw:text-style-name="P3" draw:layer="layout" svg:x1="5.267cm" svg:y1="10.844cm" svg:x2="5.267cm" svg:y2="10.971cm">
          <text:p/>
        </draw:line>
        <draw:line draw:style-name="gr9" draw:text-style-name="P3" draw:layer="layout" svg:x1="5.367cm" svg:y1="10.845cm" svg:x2="5.367cm" svg:y2="10.972cm">
          <text:p/>
        </draw:line>
        <draw:line draw:style-name="gr9" draw:text-style-name="P3" draw:layer="layout" svg:x1="5.467cm" svg:y1="10.846cm" svg:x2="5.467cm" svg:y2="10.973cm">
          <text:p/>
        </draw:line>
        <draw:line draw:style-name="gr9" draw:text-style-name="P3" draw:layer="layout" svg:x1="5.567cm" svg:y1="10.847cm" svg:x2="5.567cm" svg:y2="10.974cm">
          <text:p/>
        </draw:line>
        <draw:line draw:style-name="gr9" draw:text-style-name="P3" draw:layer="layout" svg:x1="5.667cm" svg:y1="10.848cm" svg:x2="5.667cm" svg:y2="10.975cm">
          <text:p/>
        </draw:line>
        <draw:line draw:style-name="gr9" draw:text-style-name="P3" draw:layer="layout" svg:x1="5.767cm" svg:y1="10.849cm" svg:x2="5.767cm" svg:y2="10.976cm">
          <text:p/>
        </draw:line>
        <draw:line draw:style-name="gr9" draw:text-style-name="P3" draw:layer="layout" svg:x1="5.867cm" svg:y1="10.85cm" svg:x2="5.867cm" svg:y2="10.977cm">
          <text:p/>
        </draw:line>
        <draw:line draw:style-name="gr9" draw:text-style-name="P3" draw:layer="layout" svg:x1="6.067cm" svg:y1="10.843cm" svg:x2="6.067cm" svg:y2="10.97cm">
          <text:p/>
        </draw:line>
        <draw:line draw:style-name="gr9" draw:text-style-name="P3" draw:layer="layout" svg:x1="6.167cm" svg:y1="10.844cm" svg:x2="6.167cm" svg:y2="10.971cm">
          <text:p/>
        </draw:line>
        <draw:line draw:style-name="gr9" draw:text-style-name="P3" draw:layer="layout" svg:x1="6.267cm" svg:y1="10.845cm" svg:x2="6.267cm" svg:y2="10.972cm">
          <text:p/>
        </draw:line>
        <draw:line draw:style-name="gr9" draw:text-style-name="P3" draw:layer="layout" svg:x1="6.367cm" svg:y1="10.846cm" svg:x2="6.367cm" svg:y2="10.973cm">
          <text:p/>
        </draw:line>
        <draw:line draw:style-name="gr9" draw:text-style-name="P3" draw:layer="layout" svg:x1="6.467cm" svg:y1="10.847cm" svg:x2="6.467cm" svg:y2="10.974cm">
          <text:p/>
        </draw:line>
        <draw:line draw:style-name="gr9" draw:text-style-name="P3" draw:layer="layout" svg:x1="6.567cm" svg:y1="10.848cm" svg:x2="6.567cm" svg:y2="10.975cm">
          <text:p/>
        </draw:line>
        <draw:line draw:style-name="gr9" draw:text-style-name="P3" draw:layer="layout" svg:x1="6.667cm" svg:y1="10.849cm" svg:x2="6.667cm" svg:y2="10.976cm">
          <text:p/>
        </draw:line>
        <draw:line draw:style-name="gr9" draw:text-style-name="P3" draw:layer="layout" svg:x1="6.767cm" svg:y1="10.85cm" svg:x2="6.767cm" svg:y2="10.977cm">
          <text:p/>
        </draw:line>
        <draw:line draw:style-name="gr9" draw:text-style-name="P3" draw:layer="layout" svg:x1="6.867cm" svg:y1="10.851cm" svg:x2="6.867cm" svg:y2="10.978cm">
          <text:p/>
        </draw:line>
        <draw:line draw:style-name="gr9" draw:text-style-name="P3" draw:layer="layout" svg:x1="7.112cm" svg:y1="10.844cm" svg:x2="7.112cm" svg:y2="10.971cm">
          <text:p/>
        </draw:line>
        <draw:line draw:style-name="gr9" draw:text-style-name="P3" draw:layer="layout" svg:x1="7.212cm" svg:y1="10.845cm" svg:x2="7.212cm" svg:y2="10.972cm">
          <text:p/>
        </draw:line>
        <draw:line draw:style-name="gr9" draw:text-style-name="P3" draw:layer="layout" svg:x1="7.312cm" svg:y1="10.846cm" svg:x2="7.312cm" svg:y2="10.973cm">
          <text:p/>
        </draw:line>
        <draw:line draw:style-name="gr9" draw:text-style-name="P3" draw:layer="layout" svg:x1="7.412cm" svg:y1="10.847cm" svg:x2="7.412cm" svg:y2="10.974cm">
          <text:p/>
        </draw:line>
        <draw:line draw:style-name="gr9" draw:text-style-name="P3" draw:layer="layout" svg:x1="7.512cm" svg:y1="10.848cm" svg:x2="7.512cm" svg:y2="10.975cm">
          <text:p/>
        </draw:line>
        <draw:line draw:style-name="gr9" draw:text-style-name="P3" draw:layer="layout" svg:x1="7.612cm" svg:y1="10.849cm" svg:x2="7.612cm" svg:y2="10.976cm">
          <text:p/>
        </draw:line>
        <draw:line draw:style-name="gr9" draw:text-style-name="P3" draw:layer="layout" svg:x1="7.712cm" svg:y1="10.85cm" svg:x2="7.712cm" svg:y2="10.977cm">
          <text:p/>
        </draw:line>
        <draw:line draw:style-name="gr9" draw:text-style-name="P3" draw:layer="layout" svg:x1="7.812cm" svg:y1="10.851cm" svg:x2="7.812cm" svg:y2="10.978cm">
          <text:p/>
        </draw:line>
        <draw:line draw:style-name="gr9" draw:text-style-name="P3" draw:layer="layout" svg:x1="7.912cm" svg:y1="10.852cm" svg:x2="7.912cm" svg:y2="10.979cm">
          <text:p/>
        </draw:line>
        <draw:line draw:style-name="gr9" draw:text-style-name="P3" draw:layer="layout" svg:x1="8.102cm" svg:y1="10.845cm" svg:x2="8.102cm" svg:y2="10.972cm">
          <text:p/>
        </draw:line>
        <draw:line draw:style-name="gr9" draw:text-style-name="P3" draw:layer="layout" svg:x1="8.202cm" svg:y1="10.846cm" svg:x2="8.202cm" svg:y2="10.973cm">
          <text:p/>
        </draw:line>
        <draw:line draw:style-name="gr9" draw:text-style-name="P3" draw:layer="layout" svg:x1="8.302cm" svg:y1="10.847cm" svg:x2="8.302cm" svg:y2="10.974cm">
          <text:p/>
        </draw:line>
        <draw:line draw:style-name="gr9" draw:text-style-name="P3" draw:layer="layout" svg:x1="8.402cm" svg:y1="10.848cm" svg:x2="8.402cm" svg:y2="10.975cm">
          <text:p/>
        </draw:line>
        <draw:line draw:style-name="gr9" draw:text-style-name="P3" draw:layer="layout" svg:x1="8.502cm" svg:y1="10.849cm" svg:x2="8.502cm" svg:y2="10.976cm">
          <text:p/>
        </draw:line>
        <draw:line draw:style-name="gr9" draw:text-style-name="P3" draw:layer="layout" svg:x1="8.602cm" svg:y1="10.85cm" svg:x2="8.602cm" svg:y2="10.977cm">
          <text:p/>
        </draw:line>
        <draw:line draw:style-name="gr9" draw:text-style-name="P3" draw:layer="layout" svg:x1="8.702cm" svg:y1="10.851cm" svg:x2="8.702cm" svg:y2="10.978cm">
          <text:p/>
        </draw:line>
        <draw:line draw:style-name="gr9" draw:text-style-name="P3" draw:layer="layout" svg:x1="8.802cm" svg:y1="10.852cm" svg:x2="8.802cm" svg:y2="10.979cm">
          <text:p/>
        </draw:line>
        <draw:line draw:style-name="gr9" draw:text-style-name="P3" draw:layer="layout" svg:x1="8.902cm" svg:y1="10.853cm" svg:x2="8.902cm" svg:y2="10.98cm">
          <text:p/>
        </draw:line>
        <draw:line draw:style-name="gr9" draw:text-style-name="P3" draw:layer="layout" svg:x1="9.102cm" svg:y1="10.846cm" svg:x2="9.102cm" svg:y2="10.973cm">
          <text:p/>
        </draw:line>
        <draw:line draw:style-name="gr9" draw:text-style-name="P3" draw:layer="layout" svg:x1="9.202cm" svg:y1="10.847cm" svg:x2="9.202cm" svg:y2="10.974cm">
          <text:p/>
        </draw:line>
        <draw:line draw:style-name="gr9" draw:text-style-name="P3" draw:layer="layout" svg:x1="9.302cm" svg:y1="10.848cm" svg:x2="9.302cm" svg:y2="10.975cm">
          <text:p/>
        </draw:line>
        <draw:line draw:style-name="gr9" draw:text-style-name="P3" draw:layer="layout" svg:x1="9.402cm" svg:y1="10.849cm" svg:x2="9.402cm" svg:y2="10.976cm">
          <text:p/>
        </draw:line>
        <draw:line draw:style-name="gr9" draw:text-style-name="P3" draw:layer="layout" svg:x1="9.502cm" svg:y1="10.85cm" svg:x2="9.502cm" svg:y2="10.977cm">
          <text:p/>
        </draw:line>
        <draw:line draw:style-name="gr9" draw:text-style-name="P3" draw:layer="layout" svg:x1="9.602cm" svg:y1="10.851cm" svg:x2="9.602cm" svg:y2="10.978cm">
          <text:p/>
        </draw:line>
        <draw:line draw:style-name="gr9" draw:text-style-name="P3" draw:layer="layout" svg:x1="9.702cm" svg:y1="10.852cm" svg:x2="9.702cm" svg:y2="10.979cm">
          <text:p/>
        </draw:line>
        <draw:line draw:style-name="gr9" draw:text-style-name="P3" draw:layer="layout" svg:x1="9.802cm" svg:y1="10.853cm" svg:x2="9.802cm" svg:y2="10.98cm">
          <text:p/>
        </draw:line>
        <draw:line draw:style-name="gr9" draw:text-style-name="P3" draw:layer="layout" svg:x1="9.902cm" svg:y1="10.854cm" svg:x2="9.902cm" svg:y2="10.981cm">
          <text:p/>
        </draw:line>
        <draw:line draw:style-name="gr9" draw:text-style-name="P3" draw:layer="layout" svg:x1="10.107cm" svg:y1="10.847cm" svg:x2="10.107cm" svg:y2="10.974cm">
          <text:p/>
        </draw:line>
        <draw:line draw:style-name="gr9" draw:text-style-name="P3" draw:layer="layout" svg:x1="10.207cm" svg:y1="10.848cm" svg:x2="10.207cm" svg:y2="10.975cm">
          <text:p/>
        </draw:line>
        <draw:line draw:style-name="gr9" draw:text-style-name="P3" draw:layer="layout" svg:x1="10.307cm" svg:y1="10.849cm" svg:x2="10.307cm" svg:y2="10.976cm">
          <text:p/>
        </draw:line>
        <draw:line draw:style-name="gr9" draw:text-style-name="P3" draw:layer="layout" svg:x1="10.407cm" svg:y1="10.85cm" svg:x2="10.407cm" svg:y2="10.977cm">
          <text:p/>
        </draw:line>
        <draw:line draw:style-name="gr9" draw:text-style-name="P3" draw:layer="layout" svg:x1="10.507cm" svg:y1="10.851cm" svg:x2="10.507cm" svg:y2="10.978cm">
          <text:p/>
        </draw:line>
        <draw:line draw:style-name="gr9" draw:text-style-name="P3" draw:layer="layout" svg:x1="10.607cm" svg:y1="10.852cm" svg:x2="10.607cm" svg:y2="10.979cm">
          <text:p/>
        </draw:line>
        <draw:line draw:style-name="gr9" draw:text-style-name="P3" draw:layer="layout" svg:x1="10.707cm" svg:y1="10.853cm" svg:x2="10.707cm" svg:y2="10.98cm">
          <text:p/>
        </draw:line>
        <draw:line draw:style-name="gr9" draw:text-style-name="P3" draw:layer="layout" svg:x1="10.807cm" svg:y1="10.854cm" svg:x2="10.807cm" svg:y2="10.981cm">
          <text:p/>
        </draw:line>
        <draw:line draw:style-name="gr9" draw:text-style-name="P3" draw:layer="layout" svg:x1="10.907cm" svg:y1="10.855cm" svg:x2="10.907cm" svg:y2="10.982cm">
          <text:p/>
        </draw:line>
        <draw:line draw:style-name="gr9" draw:text-style-name="P3" draw:layer="layout" svg:x1="11.147cm" svg:y1="10.848cm" svg:x2="11.147cm" svg:y2="10.975cm">
          <text:p/>
        </draw:line>
        <draw:line draw:style-name="gr9" draw:text-style-name="P3" draw:layer="layout" svg:x1="11.247cm" svg:y1="10.849cm" svg:x2="11.247cm" svg:y2="10.976cm">
          <text:p/>
        </draw:line>
        <draw:line draw:style-name="gr9" draw:text-style-name="P3" draw:layer="layout" svg:x1="11.347cm" svg:y1="10.85cm" svg:x2="11.347cm" svg:y2="10.977cm">
          <text:p/>
        </draw:line>
        <draw:line draw:style-name="gr9" draw:text-style-name="P3" draw:layer="layout" svg:x1="11.447cm" svg:y1="10.851cm" svg:x2="11.447cm" svg:y2="10.978cm">
          <text:p/>
        </draw:line>
        <draw:line draw:style-name="gr9" draw:text-style-name="P3" draw:layer="layout" svg:x1="11.547cm" svg:y1="10.852cm" svg:x2="11.547cm" svg:y2="10.979cm">
          <text:p/>
        </draw:line>
        <draw:line draw:style-name="gr9" draw:text-style-name="P3" draw:layer="layout" svg:x1="11.647cm" svg:y1="10.853cm" svg:x2="11.647cm" svg:y2="10.98cm">
          <text:p/>
        </draw:line>
        <draw:line draw:style-name="gr9" draw:text-style-name="P3" draw:layer="layout" svg:x1="11.747cm" svg:y1="10.854cm" svg:x2="11.747cm" svg:y2="10.981cm">
          <text:p/>
        </draw:line>
        <draw:line draw:style-name="gr9" draw:text-style-name="P3" draw:layer="layout" svg:x1="11.847cm" svg:y1="10.855cm" svg:x2="11.847cm" svg:y2="10.982cm">
          <text:p/>
        </draw:line>
        <draw:line draw:style-name="gr9" draw:text-style-name="P3" draw:layer="layout" svg:x1="11.947cm" svg:y1="10.856cm" svg:x2="11.947cm" svg:y2="10.983cm">
          <text:p/>
        </draw:line>
        <draw:line draw:style-name="gr9" draw:text-style-name="P3" draw:layer="layout" svg:x1="12.147cm" svg:y1="10.849cm" svg:x2="12.147cm" svg:y2="10.976cm">
          <text:p/>
        </draw:line>
        <draw:line draw:style-name="gr9" draw:text-style-name="P3" draw:layer="layout" svg:x1="12.247cm" svg:y1="10.85cm" svg:x2="12.247cm" svg:y2="10.977cm">
          <text:p/>
        </draw:line>
        <draw:line draw:style-name="gr9" draw:text-style-name="P3" draw:layer="layout" svg:x1="12.347cm" svg:y1="10.851cm" svg:x2="12.347cm" svg:y2="10.978cm">
          <text:p/>
        </draw:line>
        <draw:line draw:style-name="gr9" draw:text-style-name="P3" draw:layer="layout" svg:x1="12.447cm" svg:y1="10.852cm" svg:x2="12.447cm" svg:y2="10.979cm">
          <text:p/>
        </draw:line>
        <draw:line draw:style-name="gr9" draw:text-style-name="P3" draw:layer="layout" svg:x1="12.547cm" svg:y1="10.853cm" svg:x2="12.547cm" svg:y2="10.98cm">
          <text:p/>
        </draw:line>
        <draw:line draw:style-name="gr9" draw:text-style-name="P3" draw:layer="layout" svg:x1="12.647cm" svg:y1="10.854cm" svg:x2="12.647cm" svg:y2="10.981cm">
          <text:p/>
        </draw:line>
        <draw:line draw:style-name="gr9" draw:text-style-name="P3" draw:layer="layout" svg:x1="12.747cm" svg:y1="10.855cm" svg:x2="12.747cm" svg:y2="10.982cm">
          <text:p/>
        </draw:line>
        <draw:line draw:style-name="gr9" draw:text-style-name="P3" draw:layer="layout" svg:x1="12.847cm" svg:y1="10.856cm" svg:x2="12.847cm" svg:y2="10.983cm">
          <text:p/>
        </draw:line>
        <draw:line draw:style-name="gr9" draw:text-style-name="P3" draw:layer="layout" svg:x1="12.947cm" svg:y1="10.857cm" svg:x2="12.947cm" svg:y2="10.984cm">
          <text:p/>
        </draw:line>
        <draw:line draw:style-name="gr9" draw:text-style-name="P3" draw:layer="layout" svg:x1="13.127cm" svg:y1="10.85cm" svg:x2="13.127cm" svg:y2="10.977cm">
          <text:p/>
        </draw:line>
        <draw:line draw:style-name="gr9" draw:text-style-name="P3" draw:layer="layout" svg:x1="13.227cm" svg:y1="10.851cm" svg:x2="13.227cm" svg:y2="10.978cm">
          <text:p/>
        </draw:line>
        <draw:line draw:style-name="gr9" draw:text-style-name="P3" draw:layer="layout" svg:x1="13.327cm" svg:y1="10.852cm" svg:x2="13.327cm" svg:y2="10.979cm">
          <text:p/>
        </draw:line>
        <draw:line draw:style-name="gr9" draw:text-style-name="P3" draw:layer="layout" svg:x1="13.427cm" svg:y1="10.853cm" svg:x2="13.427cm" svg:y2="10.98cm">
          <text:p/>
        </draw:line>
        <draw:line draw:style-name="gr9" draw:text-style-name="P3" draw:layer="layout" svg:x1="13.527cm" svg:y1="10.854cm" svg:x2="13.527cm" svg:y2="10.981cm">
          <text:p/>
        </draw:line>
        <draw:line draw:style-name="gr9" draw:text-style-name="P3" draw:layer="layout" svg:x1="13.627cm" svg:y1="10.855cm" svg:x2="13.627cm" svg:y2="10.982cm">
          <text:p/>
        </draw:line>
        <draw:line draw:style-name="gr9" draw:text-style-name="P3" draw:layer="layout" svg:x1="13.727cm" svg:y1="10.856cm" svg:x2="13.727cm" svg:y2="10.983cm">
          <text:p/>
        </draw:line>
        <draw:line draw:style-name="gr9" draw:text-style-name="P3" draw:layer="layout" svg:x1="13.827cm" svg:y1="10.857cm" svg:x2="13.827cm" svg:y2="10.984cm">
          <text:p/>
        </draw:line>
        <draw:line draw:style-name="gr9" draw:text-style-name="P3" draw:layer="layout" svg:x1="13.927cm" svg:y1="10.858cm" svg:x2="13.927cm" svg:y2="10.985cm">
          <text:p/>
        </draw:line>
        <draw:line draw:style-name="gr9" draw:text-style-name="P3" draw:layer="layout" svg:x1="14.157cm" svg:y1="10.851cm" svg:x2="14.157cm" svg:y2="10.978cm">
          <text:p/>
        </draw:line>
        <draw:line draw:style-name="gr9" draw:text-style-name="P3" draw:layer="layout" svg:x1="14.257cm" svg:y1="10.852cm" svg:x2="14.257cm" svg:y2="10.979cm">
          <text:p/>
        </draw:line>
        <draw:line draw:style-name="gr9" draw:text-style-name="P3" draw:layer="layout" svg:x1="14.357cm" svg:y1="10.853cm" svg:x2="14.357cm" svg:y2="10.98cm">
          <text:p/>
        </draw:line>
        <draw:line draw:style-name="gr9" draw:text-style-name="P3" draw:layer="layout" svg:x1="14.457cm" svg:y1="10.854cm" svg:x2="14.457cm" svg:y2="10.981cm">
          <text:p/>
        </draw:line>
        <draw:line draw:style-name="gr9" draw:text-style-name="P3" draw:layer="layout" svg:x1="14.557cm" svg:y1="10.855cm" svg:x2="14.557cm" svg:y2="10.982cm">
          <text:p/>
        </draw:line>
        <draw:line draw:style-name="gr9" draw:text-style-name="P3" draw:layer="layout" svg:x1="14.657cm" svg:y1="10.856cm" svg:x2="14.657cm" svg:y2="10.983cm">
          <text:p/>
        </draw:line>
        <draw:line draw:style-name="gr9" draw:text-style-name="P3" draw:layer="layout" svg:x1="14.757cm" svg:y1="10.857cm" svg:x2="14.757cm" svg:y2="10.984cm">
          <text:p/>
        </draw:line>
        <draw:line draw:style-name="gr9" draw:text-style-name="P3" draw:layer="layout" svg:x1="14.857cm" svg:y1="10.858cm" svg:x2="14.857cm" svg:y2="10.985cm">
          <text:p/>
        </draw:line>
        <draw:line draw:style-name="gr9" draw:text-style-name="P3" draw:layer="layout" svg:x1="14.957cm" svg:y1="10.859cm" svg:x2="14.957cm" svg:y2="10.986cm">
          <text:p/>
        </draw:line>
        <draw:frame draw:style-name="gr10" draw:text-style-name="P4" draw:layer="layout" svg:width="0.726cm" svg:height="0.657cm" svg:x="4.645cm" svg:y="11.025cm">
          <draw:text-box>
            <text:p><text:span text:style-name="T1">0</text:span></text:p>
          </draw:text-box>
        </draw:frame>
        <draw:frame draw:style-name="gr10" draw:text-style-name="P4" draw:layer="layout" svg:width="0.726cm" svg:height="0.657cm" svg:x="5.632cm" svg:y="11.026cm">
          <draw:text-box>
            <text:p><text:span text:style-name="T1">1</text:span></text:p>
          </draw:text-box>
        </draw:frame>
        <draw:frame draw:style-name="gr10" draw:text-style-name="P4" draw:layer="layout" svg:width="0.726cm" svg:height="0.657cm" svg:x="6.658cm" svg:y="11.027cm">
          <draw:text-box>
            <text:p><text:span text:style-name="T1">2</text:span></text:p>
          </draw:text-box>
        </draw:frame>
        <draw:frame draw:style-name="gr10" draw:text-style-name="P4" draw:layer="layout" svg:width="0.726cm" svg:height="0.657cm" svg:x="7.658cm" svg:y="11.028cm">
          <draw:text-box>
            <text:p><text:span text:style-name="T1">3</text:span></text:p>
          </draw:text-box>
        </draw:frame>
        <draw:frame draw:style-name="gr10" draw:text-style-name="P4" draw:layer="layout" svg:width="0.726cm" svg:height="0.657cm" svg:x="8.645cm" svg:y="11.029cm">
          <draw:text-box>
            <text:p><text:span text:style-name="T1">4</text:span></text:p>
          </draw:text-box>
        </draw:frame>
        <draw:frame draw:style-name="gr10" draw:text-style-name="P4" draw:layer="layout" svg:width="0.726cm" svg:height="0.657cm" svg:x="9.645cm" svg:y="11.03cm">
          <draw:text-box>
            <text:p><text:span text:style-name="T1">5</text:span></text:p>
          </draw:text-box>
        </draw:frame>
        <draw:frame draw:style-name="gr10" draw:text-style-name="P4" draw:layer="layout" svg:width="0.726cm" svg:height="0.657cm" svg:x="10.68cm" svg:y="11.031cm">
          <draw:text-box>
            <text:p><text:span text:style-name="T1">6</text:span></text:p>
          </draw:text-box>
        </draw:frame>
        <draw:frame draw:style-name="gr10" draw:text-style-name="P4" draw:layer="layout" svg:width="0.726cm" svg:height="0.657cm" svg:x="11.68cm" svg:y="11.032cm">
          <draw:text-box>
            <text:p><text:span text:style-name="T1">7</text:span></text:p>
          </draw:text-box>
        </draw:frame>
        <draw:frame draw:style-name="gr10" draw:text-style-name="P4" draw:layer="layout" svg:width="0.726cm" svg:height="0.657cm" svg:x="12.68cm" svg:y="11.033cm">
          <draw:text-box>
            <text:p><text:span text:style-name="T1">8</text:span></text:p>
          </draw:text-box>
        </draw:frame>
        <draw:frame draw:style-name="gr10" draw:text-style-name="P4" draw:layer="layout" svg:width="0.726cm" svg:height="0.657cm" svg:x="13.68cm" svg:y="11.034cm">
          <draw:text-box>
            <text:p><text:span text:style-name="T1">9</text:span></text:p>
          </draw:text-box>
        </draw:frame>
        <draw:frame draw:style-name="gr11" draw:text-style-name="P4" draw:layer="layout" svg:width="0.903cm" svg:height="0.657cm" svg:x="14.628cm" svg:y="11.035cm">
          <draw:text-box>
            <text:p><text:span text:style-name="T1">10</text:span></text:p>
          </draw:text-box>
        </draw:frame>
        <draw:g draw:style-name="gr12">
          <draw:polygon draw:style-name="gr13" draw:text-style-name="P5" draw:layer="layout" svg:width="0.635cm" svg:height="0.635cm" svg:x="4.986cm" svg:y="12.934cm" svg:viewBox="0 0 636 636" draw:points="636,318 635,339 633,360 630,380 625,400 619,420 612,440 603,459 593,477 582,495 570,512 557,528 543,543 528,557 512,570 495,582 477,593 459,603 440,612 420,619 400,625 380,630 360,633 339,635 318,636 297,635 276,633 256,630 236,625 216,619 196,612 177,603 159,593 141,582 124,570 108,557 93,543 79,528 66,512 54,495 43,477 33,459 24,440 17,420 11,400 6,380 3,360 1,339 0,318 1,297 3,276 6,256 11,236 17,216 24,196 33,177 43,159 54,141 66,124 79,108 93,93 108,79 124,66 141,54 159,43 177,33 196,24 216,17 236,11 256,6 276,3 297,1 318,0 339,1 360,3 380,6 400,11 420,17 440,24 459,33 477,43 495,54 512,66 528,79 543,93 557,108 570,124 582,141 593,159 603,177 612,196 619,216 625,236 630,256 633,276 635,297">
            <text:p/>
          </draw:polygon>
          <draw:path draw:style-name="gr9" draw:text-style-name="P3" draw:layer="layout" svg:width="0.28cm" svg:height="0.224cm" draw:transform="rotate (0.786968959724243) translate (5.1460007846329cm 12.7764995124103cm)" svg:viewBox="0 0 281 225" svg:d="M0 225c449 0 225-225 225-225">
            <text:p/>
          </draw:path>
        </draw:g>
        <draw:g draw:style-name="gr12">
          <draw:polygon draw:style-name="gr13" draw:text-style-name="P5" draw:layer="layout" svg:width="0.635cm" svg:height="0.635cm" svg:x="6.386cm" svg:y="12.934cm" svg:viewBox="0 0 636 636" draw:points="636,318 635,339 633,360 630,380 625,400 619,420 612,440 603,459 593,477 582,495 570,512 557,528 543,543 528,557 512,570 495,582 477,593 459,603 440,612 420,619 400,625 380,630 360,633 339,635 318,636 297,635 276,633 256,630 236,625 216,619 196,612 177,603 159,593 141,582 124,570 108,557 93,543 79,528 66,512 54,495 43,477 33,459 24,440 17,420 11,400 6,380 3,360 1,339 0,318 1,297 3,276 6,256 11,236 17,216 24,196 33,177 43,159 54,141 66,124 79,108 93,93 108,79 124,66 141,54 159,43 177,33 196,24 216,17 236,11 256,6 276,3 297,1 318,0 339,1 360,3 380,6 400,11 420,17 440,24 459,33 477,43 495,54 512,66 528,79 543,93 557,108 570,124 582,141 593,159 603,177 612,196 619,216 625,236 630,256 633,276 635,297">
            <text:p/>
          </draw:polygon>
          <draw:path draw:style-name="gr9" draw:text-style-name="P3" draw:layer="layout" svg:width="0.28cm" svg:height="0.224cm" draw:transform="rotate (0.786968959724243) translate (6.54600078463291cm 12.7764995124103cm)" svg:viewBox="0 0 281 225" svg:d="M0 225c449 0 225-225 225-225">
            <text:p/>
          </draw:path>
        </draw:g>
        <draw:g draw:style-name="gr12">
          <draw:polygon draw:style-name="gr13" draw:text-style-name="P5" draw:layer="layout" svg:width="0.635cm" svg:height="0.635cm" svg:x="7.086cm" svg:y="12.934cm" svg:viewBox="0 0 636 636" draw:points="636,318 635,339 633,360 630,380 625,400 619,420 612,440 603,459 593,477 582,495 570,512 557,528 543,543 528,557 512,570 495,582 477,593 459,603 440,612 420,619 400,625 380,630 360,633 339,635 318,636 297,635 276,633 256,630 236,625 216,619 196,612 177,603 159,593 141,582 124,570 108,557 93,543 79,528 66,512 54,495 43,477 33,459 24,440 17,420 11,400 6,380 3,360 1,339 0,318 1,297 3,276 6,256 11,236 17,216 24,196 33,177 43,159 54,141 66,124 79,108 93,93 108,79 124,66 141,54 159,43 177,33 196,24 216,17 236,11 256,6 276,3 297,1 318,0 339,1 360,3 380,6 400,11 420,17 440,24 459,33 477,43 495,54 512,66 528,79 543,93 557,108 570,124 582,141 593,159 603,177 612,196 619,216 625,236 630,256 633,276 635,297">
            <text:p/>
          </draw:polygon>
          <draw:path draw:style-name="gr9" draw:text-style-name="P3" draw:layer="layout" svg:width="0.28cm" svg:height="0.224cm" draw:transform="rotate (0.786968959724243) translate (7.2460007846329cm 12.7764995124103cm)" svg:viewBox="0 0 281 225" svg:d="M0 225c449 0 225-225 225-225">
            <text:p/>
          </draw:path>
        </draw:g>
        <draw:frame draw:style-name="gr14" draw:text-style-name="P2" draw:layer="layout" svg:width="0.87cm" svg:height="0.962cm" svg:x="5.54cm" svg:y="12.752cm">
          <draw:text-box>
            <text:p>+</text:p>
          </draw:text-box>
        </draw:frame>
        <draw:frame draw:style-name="gr14" draw:text-style-name="P2" draw:layer="layout" svg:width="0.87cm" svg:height="0.962cm" svg:x="7.84cm" svg:y="12.752cm">
          <draw:text-box>
            <text:p>=</text:p>
          </draw:text-box>
        </draw:frame>
        <draw:g draw:style-name="gr12">
          <draw:polygon draw:style-name="gr13" draw:text-style-name="P5" draw:layer="layout" svg:width="0.635cm" svg:height="0.635cm" svg:x="8.786cm" svg:y="12.934cm" svg:viewBox="0 0 636 636" draw:points="636,318 635,339 633,360 630,380 625,400 619,420 612,440 603,459 593,477 582,495 570,512 557,528 543,543 528,557 512,570 495,582 477,593 459,603 440,612 420,619 400,625 380,630 360,633 339,635 318,636 297,635 276,633 256,630 236,625 216,619 196,612 177,603 159,593 141,582 124,570 108,557 93,543 79,528 66,512 54,495 43,477 33,459 24,440 17,420 11,400 6,380 3,360 1,339 0,318 1,297 3,276 6,256 11,236 17,216 24,196 33,177 43,159 54,141 66,124 79,108 93,93 108,79 124,66 141,54 159,43 177,33 196,24 216,17 236,11 256,6 276,3 297,1 318,0 339,1 360,3 380,6 400,11 420,17 440,24 459,33 477,43 495,54 512,66 528,79 543,93 557,108 570,124 582,141 593,159 603,177 612,196 619,216 625,236 630,256 633,276 635,297">
            <text:p/>
          </draw:polygon>
          <draw:path draw:style-name="gr9" draw:text-style-name="P3" draw:layer="layout" svg:width="0.28cm" svg:height="0.224cm" draw:transform="rotate (0.786968959724243) translate (8.9460007846329cm 12.7764995124103cm)" svg:viewBox="0 0 281 225" svg:d="M0 225c449 0 225-225 225-225">
            <text:p/>
          </draw:path>
        </draw:g>
        <draw:g draw:style-name="gr12">
          <draw:polygon draw:style-name="gr13" draw:text-style-name="P5" draw:layer="layout" svg:width="0.635cm" svg:height="0.635cm" svg:x="9.586cm" svg:y="12.934cm" svg:viewBox="0 0 636 636" draw:points="636,318 635,339 633,360 630,380 625,400 619,420 612,440 603,459 593,477 582,495 570,512 557,528 543,543 528,557 512,570 495,582 477,593 459,603 440,612 420,619 400,625 380,630 360,633 339,635 318,636 297,635 276,633 256,630 236,625 216,619 196,612 177,603 159,593 141,582 124,570 108,557 93,543 79,528 66,512 54,495 43,477 33,459 24,440 17,420 11,400 6,380 3,360 1,339 0,318 1,297 3,276 6,256 11,236 17,216 24,196 33,177 43,159 54,141 66,124 79,108 93,93 108,79 124,66 141,54 159,43 177,33 196,24 216,17 236,11 256,6 276,3 297,1 318,0 339,1 360,3 380,6 400,11 420,17 440,24 459,33 477,43 495,54 512,66 528,79 543,93 557,108 570,124 582,141 593,159 603,177 612,196 619,216 625,236 630,256 633,276 635,297">
            <text:p/>
          </draw:polygon>
          <draw:path draw:style-name="gr9" draw:text-style-name="P3" draw:layer="layout" svg:width="0.28cm" svg:height="0.224cm" draw:transform="rotate (0.786968959724243) translate (9.7460007846329cm 12.7764995124103cm)" svg:viewBox="0 0 281 225" svg:d="M0 225c449 0 225-225 225-225">
            <text:p/>
          </draw:path>
        </draw:g>
        <draw:g draw:style-name="gr12">
          <draw:polygon draw:style-name="gr13" draw:text-style-name="P5" draw:layer="layout" svg:width="0.635cm" svg:height="0.635cm" svg:x="10.886cm" svg:y="12.934cm" svg:viewBox="0 0 636 636" draw:points="636,318 635,339 633,360 630,380 625,400 619,420 612,440 603,459 593,477 582,495 570,512 557,528 543,543 528,557 512,570 495,582 477,593 459,603 440,612 420,619 400,625 380,630 360,633 339,635 318,636 297,635 276,633 256,630 236,625 216,619 196,612 177,603 159,593 141,582 124,570 108,557 93,543 79,528 66,512 54,495 43,477 33,459 24,440 17,420 11,400 6,380 3,360 1,339 0,318 1,297 3,276 6,256 11,236 17,216 24,196 33,177 43,159 54,141 66,124 79,108 93,93 108,79 124,66 141,54 159,43 177,33 196,24 216,17 236,11 256,6 276,3 297,1 318,0 339,1 360,3 380,6 400,11 420,17 440,24 459,33 477,43 495,54 512,66 528,79 543,93 557,108 570,124 582,141 593,159 603,177 612,196 619,216 625,236 630,256 633,276 635,297">
            <text:p/>
          </draw:polygon>
          <draw:path draw:style-name="gr9" draw:text-style-name="P3" draw:layer="layout" svg:width="0.28cm" svg:height="0.224cm" draw:transform="rotate (0.786968959724243) translate (11.0460007846329cm 12.7764995124103cm)" svg:viewBox="0 0 281 225" svg:d="M0 225c449 0 225-225 225-225">
            <text:p/>
          </draw:path>
        </draw:g>
        <draw:frame draw:style-name="gr14" draw:text-style-name="P2" draw:layer="layout" svg:width="0.87cm" svg:height="0.962cm" svg:x="10.04cm" svg:y="12.752cm">
          <draw:text-box>
            <text:p>+</text:p>
          </draw:text-box>
        </draw:frame>
        <draw:frame draw:style-name="gr14" draw:text-style-name="P2" draw:layer="layout" svg:width="0.87cm" svg:height="0.962cm" svg:x="11.64cm" svg:y="12.752cm">
          <draw:text-box>
            <text:p>=</text:p>
          </draw:text-box>
        </draw:frame>
        <draw:g draw:style-name="gr12">
          <draw:polygon draw:style-name="gr13" draw:text-style-name="P5" draw:layer="layout" svg:width="0.635cm" svg:height="0.635cm" svg:x="12.586cm" svg:y="12.934cm" svg:viewBox="0 0 636 636" draw:points="636,318 635,339 633,360 630,380 625,400 619,420 612,440 603,459 593,477 582,495 570,512 557,528 543,543 528,557 512,570 495,582 477,593 459,603 440,612 420,619 400,625 380,630 360,633 339,635 318,636 297,635 276,633 256,630 236,625 216,619 196,612 177,603 159,593 141,582 124,570 108,557 93,543 79,528 66,512 54,495 43,477 33,459 24,440 17,420 11,400 6,380 3,360 1,339 0,318 1,297 3,276 6,256 11,236 17,216 24,196 33,177 43,159 54,141 66,124 79,108 93,93 108,79 124,66 141,54 159,43 177,33 196,24 216,17 236,11 256,6 276,3 297,1 318,0 339,1 360,3 380,6 400,11 420,17 440,24 459,33 477,43 495,54 512,66 528,79 543,93 557,108 570,124 582,141 593,159 603,177 612,196 619,216 625,236 630,256 633,276 635,297">
            <text:p/>
          </draw:polygon>
          <draw:path draw:style-name="gr9" draw:text-style-name="P3" draw:layer="layout" svg:width="0.28cm" svg:height="0.224cm" draw:transform="rotate (0.786968959724243) translate (12.7460007846329cm 12.7764995124103cm)" svg:viewBox="0 0 281 225" svg:d="M0 225c449 0 225-225 225-225">
            <text:p/>
          </draw:path>
        </draw:g>
        <draw:g draw:style-name="gr12">
          <draw:polygon draw:style-name="gr13" draw:text-style-name="P5" draw:layer="layout" svg:width="0.635cm" svg:height="0.635cm" svg:x="13.386cm" svg:y="12.934cm" svg:viewBox="0 0 636 636" draw:points="636,318 635,339 633,360 630,380 625,400 619,420 612,440 603,459 593,477 582,495 570,512 557,528 543,543 528,557 512,570 495,582 477,593 459,603 440,612 420,619 400,625 380,630 360,633 339,635 318,636 297,635 276,633 256,630 236,625 216,619 196,612 177,603 159,593 141,582 124,570 108,557 93,543 79,528 66,512 54,495 43,477 33,459 24,440 17,420 11,400 6,380 3,360 1,339 0,318 1,297 3,276 6,256 11,236 17,216 24,196 33,177 43,159 54,141 66,124 79,108 93,93 108,79 124,66 141,54 159,43 177,33 196,24 216,17 236,11 256,6 276,3 297,1 318,0 339,1 360,3 380,6 400,11 420,17 440,24 459,33 477,43 495,54 512,66 528,79 543,93 557,108 570,124 582,141 593,159 603,177 612,196 619,216 625,236 630,256 633,276 635,297">
            <text:p/>
          </draw:polygon>
          <draw:path draw:style-name="gr9" draw:text-style-name="P3" draw:layer="layout" svg:width="0.28cm" svg:height="0.224cm" draw:transform="rotate (0.786968959724243) translate (13.5460007846329cm 12.7764995124103cm)" svg:viewBox="0 0 281 225" svg:d="M0 225c449 0 225-225 225-225">
            <text:p/>
          </draw:path>
        </draw:g>
        <draw:g draw:style-name="gr12">
          <draw:polygon draw:style-name="gr13" draw:text-style-name="P5" draw:layer="layout" svg:width="0.635cm" svg:height="0.635cm" svg:x="14.186cm" svg:y="12.934cm" svg:viewBox="0 0 636 636" draw:points="636,318 635,339 633,360 630,380 625,400 619,420 612,440 603,459 593,477 582,495 570,512 557,528 543,543 528,557 512,570 495,582 477,593 459,603 440,612 420,619 400,625 380,630 360,633 339,635 318,636 297,635 276,633 256,630 236,625 216,619 196,612 177,603 159,593 141,582 124,570 108,557 93,543 79,528 66,512 54,495 43,477 33,459 24,440 17,420 11,400 6,380 3,360 1,339 0,318 1,297 3,276 6,256 11,236 17,216 24,196 33,177 43,159 54,141 66,124 79,108 93,93 108,79 124,66 141,54 159,43 177,33 196,24 216,17 236,11 256,6 276,3 297,1 318,0 339,1 360,3 380,6 400,11 420,17 440,24 459,33 477,43 495,54 512,66 528,79 543,93 557,108 570,124 582,141 593,159 603,177 612,196 619,216 625,236 630,256 633,276 635,297">
            <text:p/>
          </draw:polygon>
          <draw:path draw:style-name="gr9" draw:text-style-name="P3" draw:layer="layout" svg:width="0.28cm" svg:height="0.224cm" draw:transform="rotate (0.786968959724243) translate (14.3460007846329cm 12.7764995124103cm)" svg:viewBox="0 0 281 225" svg:d="M0 225c449 0 225-225 225-225">
            <text:p/>
          </draw:path>
        </draw:g>
        <draw:frame draw:style-name="gr15" draw:text-style-name="P2" draw:layer="layout" svg:width="0.853cm" svg:height="0.962cm" svg:x="4.84cm" svg:y="13.552cm">
          <draw:text-box>
            <text:p>1</text:p>
          </draw:text-box>
        </draw:frame>
        <draw:frame draw:style-name="gr14" draw:text-style-name="P2" draw:layer="layout" svg:width="0.87cm" svg:height="0.962cm" svg:x="5.54cm" svg:y="13.552cm">
          <draw:text-box>
            <text:p>+</text:p>
          </draw:text-box>
        </draw:frame>
        <draw:frame draw:style-name="gr15" draw:text-style-name="P2" draw:layer="layout" svg:width="0.853cm" svg:height="0.962cm" svg:x="6.64cm" svg:y="13.552cm">
          <draw:text-box>
            <text:p>2</text:p>
          </draw:text-box>
        </draw:frame>
        <draw:frame draw:style-name="gr15" draw:text-style-name="P2" draw:layer="layout" svg:width="0.853cm" svg:height="0.962cm" svg:x="9.041cm" svg:y="13.552cm">
          <draw:text-box>
            <text:p>2</text:p>
          </draw:text-box>
        </draw:frame>
        <draw:frame draw:style-name="gr14" draw:text-style-name="P2" draw:layer="layout" svg:width="0.87cm" svg:height="0.962cm" svg:x="5.54cm" svg:y="13.552cm">
          <draw:text-box>
            <text:p>+</text:p>
          </draw:text-box>
        </draw:frame>
        <draw:frame draw:style-name="gr15" draw:text-style-name="P2" draw:layer="layout" svg:width="0.853cm" svg:height="0.962cm" svg:x="10.741cm" svg:y="13.552cm">
          <draw:text-box>
            <text:p>1</text:p>
          </draw:text-box>
        </draw:frame>
        <draw:frame draw:style-name="gr15" draw:text-style-name="P2" draw:layer="layout" svg:width="0.853cm" svg:height="0.962cm" svg:x="13.342cm" svg:y="13.552cm">
          <draw:text-box>
            <text:p>3</text:p>
          </draw:text-box>
        </draw:frame>
        <draw:frame draw:style-name="gr14" draw:text-style-name="P2" draw:layer="layout" svg:width="0.87cm" svg:height="0.962cm" svg:x="10.04cm" svg:y="13.552cm">
          <draw:text-box>
            <text:p>+</text:p>
          </draw:text-box>
        </draw:frame>
        <draw:frame draw:style-name="gr14" draw:text-style-name="P2" draw:layer="layout" svg:width="0.87cm" svg:height="0.962cm" svg:x="7.84cm" svg:y="13.552cm">
          <draw:text-box>
            <text:p>=</text:p>
          </draw:text-box>
        </draw:frame>
        <draw:frame draw:style-name="gr14" draw:text-style-name="P2" draw:layer="layout" svg:width="0.87cm" svg:height="0.962cm" svg:x="11.64cm" svg:y="13.552cm">
          <draw:text-box>
            <text:p>=</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3:15:58.530311414</meta:creation-date>
    <meta:editing-cycles>7</meta:editing-cycles>
    <meta:editing-duration>PT1H6M44S</meta:editing-duration>
    <dc:description>This file was made with LibreOffice and can be redistributed and used according to GPL 3.0 or later.

History Tracers</dc:description>
    <dc:date>2024-05-17T00:53:21.305824075</dc:date>
    <meta:generator>LibreOffice/24.2.3.2$Linux_X86_64 LibreOffice_project/420$Build-2</meta:generator>
    <meta:document-statistic meta:object-count="182"/>
  </office:meta>
</office:document-meta>
</file>